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93" calcext:value-type="float">
            <text:p>693</text:p>
          </table:table-cell>
          <table:table-cell table:style-name="ce7" table:formula="of:=COUNTIF([.B7:.B999];&quot;X&quot;)" office:value-type="float" office:value="585" calcext:value-type="float">
            <text:p>585</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34" calcext:value-type="float">
            <text:p>73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5">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26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05">00/00/0000</text:date>, <text:time style:data-style-name="N2" text:time-value="21:33:57.20733781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05T21:34:50.231878476</dc:date>
    <meta:editing-duration>PT19H11M26S</meta:editing-duration>
    <meta:editing-cycles>680</meta:editing-cycles>
    <meta:document-statistic meta:table-count="1" meta:cell-count="4162" meta:object-count="0"/>
  </office:meta>
</office:document-meta>
</file>